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A0000024F07F3C3F3.png" manifest:media-type="image/png"/>
  <manifest:file-entry manifest:full-path="Pictures/1000000100000412000002FC037B36B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69cm" fo:padding-bottom="0.169cm" fo:padding-left="0.169cm" fo:padding-right="0.169cm" fo:wrap-option="wrap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Title_20_Slide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4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Google Shape;203;p22" draw:style-name="gr1" draw:text-style-name="P1" draw:layer="layout" svg:width="7.083cm" svg:height="5.193cm" svg:x="2.033cm" svg:y="6.928cm">
          <draw:image xlink:href="Pictures/1000000100000412000002FC037B36B4.png" xlink:type="simple" xlink:show="embed" xlink:actuate="onLoad" draw:mime-type="image/png">
            <text:p/>
          </draw:image>
        </draw:frame>
        <draw:frame draw:name="Google Shape;204;p22" draw:style-name="gr1" draw:text-style-name="P1" draw:layer="layout" svg:width="20.406cm" svg:height="18.108cm" svg:x="12.299cm" svg:y="0.47cm">
          <draw:image xlink:href="Pictures/100000010000029A0000024F07F3C3F3.png" xlink:type="simple" xlink:show="embed" xlink:actuate="onLoad" draw:mime-type="image/png">
            <text:p/>
          </draw:image>
        </draw:frame>
        <draw:custom-shape draw:name="Google Shape;205;p22" draw:style-name="gr2" draw:text-style-name="P3" xml:id="id1" draw:id="id1" draw:layer="layout" svg:width="11.492cm" svg:height="1.32cm" svg:x="0.322cm" svg:y="13.844cm">
          <text:p text:style-name="P2"><text:span text:style-name="T1">Symmetric Multiprocessing (SM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200;gb00f874569_0_0:notes" draw:style-name="gr3" draw:layer="layout" svg:width="16.932cm" svg:height="9.524cm" svg:x="1.059cm" svg:y="1.905cm" draw:page-number="1" presentation:class="page"/>
          <draw:frame draw:name="Google Shape;201;gb00f874569_0_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6"><text:span text:style-name="MT1">Click to edit Master title style</text:span></text:p>
        </draw:text-box>
      </draw:frame>
      <draw:frame draw:name="Text Placeholder 2" presentation:style-name="Mpr21" draw:text-style-name="MP18" draw:layer="backgroundobjects" svg:width="29.209cm" svg:height="4.166cm" svg:x="2.311cm" svg:y="12.749cm" presentation:class="outline" presentation:user-transformed="true">
        <draw:text-box>
          <text:p text:style-name="MP17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Text Placeholder 2" presentation:style-name="Mpr31" draw:text-style-name="MP18" draw:layer="backgroundobjects" svg:width="14.326cm" svg:height="2.288cm" svg:x="2.333cm" svg:y="4.67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3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Click to edit Master title style</text:span></text:p>
        </draw:text-box>
      </draw:frame>
      <draw:frame draw:name="Content Placeholder 2" presentation:style-name="Mpr44" draw:text-style-name="MP20" draw:layer="backgroundobjects" svg:width="17.144cm" svg:height="13.537cm" svg:x="14.398cm" svg:y="2.743cm" presentation:class="outline" presentation:user-transformed="true">
        <draw:text-box>
          <text:list text:style-name="ML5">
            <text:list-item>
              <text:p text:style-name="MP21"><text:span text:style-name="MT11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8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49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Shawn Hymel</meta:initial-creator>
    <dc:creator>Shawn Hymel</dc:creator>
    <meta:editing-cycles>1</meta:editing-cycles>
    <meta:creation-date>2022-05-21T17:54:23</meta:creation-date>
    <dc:date>2022-05-21T17:54:30</dc:date>
    <meta:editing-duration>P0D</meta:editing-duration>
    <meta:generator>LibreOffice/7.6.5.2$Linux_X86_64 LibreOffice_project/60$Build-2</meta:generator>
    <meta:document-statistic meta:object-count="138"/>
    <meta:user-defined meta:name="AppVersion">16.0000</meta:user-defined>
    <meta:user-defined meta:name="Notes" meta:value-type="float">1</meta:user-defined>
    <meta:user-defined meta:name="PresentationFormat">Widescreen</meta:user-defined>
    <meta:user-defined meta:name="Slides" meta:value-type="float">1</meta:user-defined>
  </office:meta>
</office:document-meta>
</file>